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1456" officeooo:paragraph-rsid="000e1456"/>
    </style:style>
    <style:style style:name="P2" style:family="paragraph" style:parent-style-name="Text_20_body">
      <style:text-properties officeooo:paragraph-rsid="000e1456"/>
    </style:style>
    <style:style style:name="P3" style:family="paragraph" style:parent-style-name="Text_20_body">
      <style:text-properties officeooo:rsid="000f2111" officeooo:paragraph-rsid="000f2111"/>
    </style:style>
    <style:style style:name="P4" style:family="paragraph" style:parent-style-name="Text_20_body">
      <style:text-properties officeooo:rsid="000f36dc" officeooo:paragraph-rsid="000f36dc"/>
    </style:style>
    <style:style style:name="P5" style:family="paragraph" style:parent-style-name="Text_20_body">
      <style:text-properties fo:font-weight="bold" officeooo:rsid="000f36dc" officeooo:paragraph-rsid="000f36dc" style:font-weight-asian="bold" style:font-weight-complex="bold"/>
    </style:style>
    <style:style style:name="P6" style:family="paragraph" style:parent-style-name="Text_20_body">
      <style:text-properties fo:font-weight="bold" officeooo:rsid="0010890a" officeooo:paragraph-rsid="0010890a" style:font-weight-asian="bold" style:font-weight-complex="bold"/>
    </style:style>
    <style:style style:name="P7" style:family="paragraph" style:parent-style-name="Text_20_body">
      <style:text-properties fo:font-weight="bold" officeooo:rsid="00125463" officeooo:paragraph-rsid="00125463" style:font-weight-asian="bold" style:font-weight-complex="bold"/>
    </style:style>
    <style:style style:name="P8" style:family="paragraph" style:parent-style-name="Title">
      <style:text-properties officeooo:rsid="000e1456" officeooo:paragraph-rsid="000e1456"/>
    </style:style>
    <style:style style:name="P9" style:family="paragraph" style:parent-style-name="Heading_20_1">
      <style:paragraph-properties fo:break-before="page"/>
      <style:text-properties officeooo:rsid="000e1456" officeooo:paragraph-rsid="000e1456"/>
    </style:style>
    <style:style style:name="P10" style:family="paragraph" style:parent-style-name="Heading_20_1">
      <style:paragraph-properties fo:break-before="page"/>
      <style:text-properties officeooo:rsid="000f2111" officeooo:paragraph-rsid="000f2111"/>
    </style:style>
    <style:style style:name="P11" style:family="paragraph" style:parent-style-name="Subtitle">
      <style:text-properties officeooo:rsid="000e1456" officeooo:paragraph-rsid="000e1456"/>
    </style:style>
    <style:style style:name="P12" style:family="paragraph" style:parent-style-name="Heading_20_2">
      <style:text-properties officeooo:rsid="000f36dc" officeooo:paragraph-rsid="000f36dc"/>
    </style:style>
    <style:style style:name="P13" style:family="paragraph" style:parent-style-name="Heading_20_2">
      <style:text-properties officeooo:rsid="00125463" officeooo:paragraph-rsid="00125463"/>
    </style:style>
    <style:style style:name="P14" style:family="paragraph" style:parent-style-name="Heading_20_2">
      <style:text-properties officeooo:rsid="00138899" officeooo:paragraph-rsid="00138899"/>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25463"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rtfolio Smart Mobile</text:p>
      <text:p text:style-name="P11">Timo Jans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Index</text:p>
          </text:index-title>
          <text:p text:style-name="P15"><text:a xlink:type="simple" xlink:href="#__RefHeading___Toc247_3733334571" text:style-name="Index_20_Link" text:visited-style-name="Index_20_Link">Introductie<text:tab/>3</text:a></text:p>
          <text:p text:style-name="P15"><text:a xlink:type="simple" xlink:href="#__RefHeading___Toc249_3733334571" text:style-name="Index_20_Link" text:visited-style-name="Index_20_Link">User Goals<text:tab/>4</text:a></text:p>
          <text:p text:style-name="P16"><text:a xlink:type="simple" xlink:href="#__RefHeading___Toc251_3733334571" text:style-name="Index_20_Link" text:visited-style-name="Index_20_Link">Put a man on the moon<text:tab/>4</text:a></text:p>
          <text:p text:style-name="P16"><text:a xlink:type="simple" xlink:href="#__RefHeading___Toc364_3733334571" text:style-name="Index_20_Link" text:visited-style-name="Index_20_Link">Het overbrengen van ervaringen<text:tab/>4</text:a></text:p>
          <text:p text:style-name="P16"><text:a xlink:type="simple" xlink:href="#__RefHeading___Toc255_3733334571" text:style-name="Index_20_Link" text:visited-style-name="Index_20_Link">Alternatieve doelen<text:tab/>4</text:a></text:p>
        </text:index-body>
      </text:table-of-content>
      <text:p text:style-name="P2"/>
      <text:h text:style-name="P9" text:outline-level="1"><text:bookmark-start text:name="__RefHeading___Toc247_3733334571"/>Introductie<text:bookmark-end text:name="__RefHeading___Toc247_3733334571"/></text:h>
      <text:p text:style-name="P3">In dit document wordt mijn voortgang beschreven binnen het vak User Experience in Smart Mobile. Er zal per workshop/onderwerp een eigen pagina zijn met daarin mijn ervaringen die ik op doe binnen het vak.</text:p>
      <text:p text:style-name="P3"/>
      <text:h text:style-name="P10" text:outline-level="1"><text:bookmark-start text:name="__RefHeading___Toc249_3733334571"/>User Goals<text:bookmark-end text:name="__RefHeading___Toc249_3733334571"/></text:h>
      <text:h text:style-name="P12" text:outline-level="2"><text:bookmark-start text:name="__RefHeading___Toc251_3733334571"/>Put a man on the moon<text:bookmark-end text:name="__RefHeading___Toc251_3733334571"/></text:h>
      <text:p text:style-name="P4">Het zetten van een man op de maan is een heel mooi streven voor een bedrijf als NASA. Andere bedrijven kunnen ook zo een gezamenlijk doel hebben zoals:</text:p>
      <text:p text:style-name="P5">Fontys FHICT: <text:span text:style-name="T1">“To educate students into full blown professionals”<text:line-break/></text:span>Tesla: <text:span text:style-name="T1">“We have to stop polluting the earth with exhaust gases”<text:line-break/></text:span>Netflix: <text:span text:style-name="T1">“To provide our customers with entertainment and experiences”</text:span></text:p>
      <text:h text:style-name="P13" text:outline-level="2"><text:bookmark-start text:name="__RefHeading___Toc364_3733334571"/>Het overbrengen van ervaringen<text:bookmark-end text:name="__RefHeading___Toc364_3733334571"/></text:h>
      <text:p text:style-name="P6"><text:span text:style-name="T1">Het volgende stuk ga ik verder in op het bedrijf Tesla en hoe dit bedrijf probeert hun Experiences </text:span><text:span text:style-name="T2">over te brengen op de gebruikers. Zelf denk ik dat Tesla er voor wil zorgen dat gebruikers hun zien als een technologisch hoogstandje van de toekomst. Voor de meeste gebruikers en zelfs ook niet-gebruikers denk ik dat het ze ook aardig lukt. Een tweede experience die te vinden is bij het bedrijf volgens mij is dat het een exclusief merk is voor de rijkere mensen. Dit komt vooral doordat het nu nog allemaal erg duur is om te maken en ik denk ook dat dit zal gaan veranderen in de toekomst.</text:span></text:p>
      <text:h text:style-name="P14" text:outline-level="2"><text:bookmark-start text:name="__RefHeading___Toc255_3733334571"/>Alternatieve doelen<text:bookmark-end text:name="__RefHeading___Toc255_3733334571"/></text:h>
      <text:p text:style-name="P7"><text:span text:style-name="T1">Bij Tesla ging het in het begin vooral over het maken van elektrische auto’s om de uitlaatgassen die vrijkomen te beperken. Nu komt er veel meer bij kijken zoals de zelfrijdende auto’s waar ze mee bezig zijn en het grote aantal User Experience voor de bestuurder. Deze alternatieve uitgangspunten kunnen er voor zorgen dat meer mensen in een Tesla willen rijden zoals bijvoorbeeld degenen die niet zo veel geven over het milieu. Op die manier zorgen ze ervoor dat nog meer mensen in zuinige auto’s willen rij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1:09:23.815537565</meta:creation-date>
    <dc:date>2018-02-21T12:17:55.979281688</dc:date>
    <meta:editing-duration>PT10M21S</meta:editing-duration>
    <meta:editing-cycles>2</meta:editing-cycles>
    <meta:generator>LibreOffice/5.4.2.2$Linux_X86_64 LibreOffice_project/40m0$Build-2</meta:generator>
    <meta:document-statistic meta:table-count="0" meta:image-count="0" meta:object-count="0" meta:page-count="4" meta:paragraph-count="19" meta:word-count="329" meta:character-count="1891" meta:non-whitespace-character-count="1579"/>
  </office:meta>
</office:document-meta>
</file>